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6cm" svg:x="1.4cm" svg:y="0.962cm" presentation:class="subtitle">
          <draw:text-box>
            <text:p><text:span text:style-name="T1">XM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literals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/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World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 = “Scala course”</text:p>
            <text:p text:style-name="P2"/>
            <text:p text:style-name="P2">val xml = &lt;xhtml&gt;</text:p>
            <text:p text:style-name="P2"><text:tab/><text:tab/><text:tab/> <text:s text:c="7"/>&lt;body&gt;</text:p>
            <text:p text:style-name="P2"><text:tab/><text:tab/><text:tab/><text:tab/><text:tab/> <text:s text:c="3"/>&lt;p&gt;Hello, { name }&lt;/p&gt;</text:p>
            <text:p text:style-name="P2"><text:tab/><text:tab/><text:tab/><text:tab/> <text:s text:c="3"/>&lt;/body&gt;</text:p>
            <text:p text:style-name="P2"><text:tab/><text:tab/><text:tab/> <text:s text:c="2"/>&lt;/xhtm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de and XML 2</text:p>
          </draw:text-box>
        </draw:frame>
        <draw:frame presentation:style-name="pr4" draw:layer="layout" svg:width="25.199cm" svg:height="13.86cm" svg:x="1.4cm" svg:y="4.914cm" presentation:class="outline">
          <draw:text-box>
            <text:p text:style-name="P2">val names = List(“Alf”, “Fredrik”)</text:p>
            <text:p text:style-name="P2"/>
            <text:p text:style-name="P2">&lt;ul&gt;{ for (name &lt;- names)</text:p>
            <text:p text:style-name="P2"><text:tab/>yield &lt;li&gt;{ name }&lt;/li&gt;</text:p>
            <text:p text:style-name="P2"><text:s/>}&lt;/ul&gt;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XML (de)serializa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val xml = xml.XML.loadFile(“filename.xml”)</text:p>
            <text:p/>
            <text:p>xml.XML.saveFull(“filename.xml”, xml, </text:p>
            <text:p><text:s/><text:tab/><text:tab/><text:tab/><text:tab/><text:tab/>“UTF-8”, true, null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rs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\ “ul”<text:tab/><text:tab/><text:tab/><text:tab/><text:tab/><text:tab/>// xml.NodeSeq</text:p>
            <text:p>xml \\ “li”</text:p>
            <text:p>xml \ “ul” \ “li”</text:p>
            <text:p>xml \\ “a” \ “@href”<text:tab/><text:tab/>// xml.NodeSeq.Empty</text:p>
            <text:p/>
            <text:p>&lt;p&gt;Hello&lt;/p&gt;.text<text:tab/><text:tab/>// java.lang.String (“Hello”)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 pattern matching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xml match {</text:p>
            <text:p><text:s text:c="3"/>case &lt;ul&gt;{contents}&lt;/ul&gt; =&gt; “Unordered list”</text:p>
            <text:p><text:s text:c="3"/>case &lt;ol&gt;{contents}&lt;/ol&gt; =&gt; “Ordered list”</text:p>
            <text:p><text:s text:c="3"/>case _ =&gt; “Something else”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9T13:11:59</meta:creation-date>
    <meta:editing-duration>PT01H39M52S</meta:editing-duration>
    <meta:editing-cycles>13</meta:editing-cycles>
    <meta:generator>OpenOffice.org/3.1$Unix OpenOffice.org_project/310m19$Build-9420</meta:generator>
    <meta:initial-creator>Fredrik Vraalsen</meta:initial-creator>
    <dc:date>2009-12-05T14:55:37</dc:date>
    <dc:creator>Alf Kristian Støyle</dc:creator>
    <meta:document-statistic meta:object-count="49"/>
  </office:meta>
</office:document-meta>
</file>